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7" style:family="table-cell" style:parent-style-name="Default">
      <style:text-properties fo:color="#f58220"/>
    </style:style>
    <style:style style:name="ce6" style:family="table-cell" style:parent-style-name="Default">
      <style:text-properties fo:color="#00a65d"/>
    </style:style>
    <style:style style:name="ce1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7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, te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style-name="ce1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OA Reset</text:p>
          </table:table-cell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3:04:03.056719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25T23:04:43.545739108</dc:date>
    <meta:editing-duration>PT18H55M58S</meta:editing-duration>
    <meta:editing-cycles>19</meta:editing-cycles>
    <meta:generator>LibreOffice/6.0.3.2$Linux_X86_64 LibreOffice_project/00m0$Build-2</meta:generator>
    <meta:document-statistic meta:table-count="1" meta:cell-count="168" meta:object-count="0"/>
  </office:meta>
</office:document-meta>
</file>